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85cb" officeooo:paragraph-rsid="000fd3a4"/>
    </style:style>
    <style:style style:name="P2" style:family="paragraph" style:parent-style-name="Preformatted_20_Text">
      <style:text-properties officeooo:rsid="001480cd" officeooo:paragraph-rsid="000fd3a4"/>
    </style:style>
    <style:style style:name="P3" style:family="paragraph" style:parent-style-name="Preformatted_20_Text">
      <style:text-properties officeooo:paragraph-rsid="000fd3a4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0fd3a4" style:font-weight-asian="bold" style:font-weight-complex="bold"/>
    </style:style>
    <style:style style:name="P6" style:family="paragraph" style:parent-style-name="Preformatted_20_Text">
      <style:text-properties officeooo:rsid="000fd3a4" officeooo:paragraph-rsid="000fd3a4"/>
    </style:style>
    <style:style style:name="T1" style:family="text">
      <style:text-properties officeooo:rsid="001285cb"/>
    </style:style>
    <style:style style:name="T2" style:family="text">
      <style:text-properties officeooo:rsid="000fd3a4"/>
    </style:style>
    <style:style style:name="T3" style:family="text">
      <style:text-properties officeooo:rsid="001152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o Rio de Janeiro</text:p>
      <text:p text:style-name="P3">processo seletivo GRIS</text:p>
      <text:p text:style-name="P3">Autor: Pedro Jullian Medina Torres Gra<text:span text:style-name="T1">ç</text:span>a</text:p>
      <text:p text:style-name="P1">Descrição: Explicar o código <text:span text:style-name="T3">Xozador</text:span></text:p>
      <text:p text:style-name="P2">Nota: Tudo em negrito é código em c99 e tudo em itálico é observação sobre código.</text:p>
      <text:p text:style-name="P3"><text:tab/></text:p>
      <text:p text:style-name="P1"><text:tab/>O código se baseia em 2 partes. A “main” é responsável em pegar o código em hexadecimal (4 bits de informação) <text:span text:style-name="T2">dos dois numeros de entrada</text:span>, concatenar a cada dois números hexadecimais para formar bytes e assim entregar para função “<text:span text:style-name="T2">Xozador</text:span>”, pegar o resultado e expressar na tela.</text:p>
      <text:p text:style-name="P3"><text:span text:style-name="T1"><text:tab/>A função “Xozador” pega os bytes das duas entradas dada pela “main” e realiza xor bit a bit entre as duas entradas e armazena na saída.</text:span></text:p>
      <text:p text:style-name="P6">Podemos ver claramente no “for” abaixo a construção do vetor de bytes que será a saída .</text:p>
      <text:p text:style-name="P5"/>
      <text:p text:style-name="P4"><text:tab/>for(indice=0;indice&lt;tamanho;indice++)</text:p>
      <text:p text:style-name="P4"><text:tab/><text:tab/>saida[indice]=entrada1[indice]^entrada2[indice];</text:p>
      <text:p text:style-name="P4"/>
      <text:p text:style-name="P4"><text:tab/>saida[indice]=EOS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4T15:00:17.557211667</dc:date>
    <meta:editing-duration>PT6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0" meta:character-count="831" meta:non-whitespace-character-count="705"/>
  </office:meta>
</office:document-meta>
</file>